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 draw:shadow="hidden"/>
    </style:style>
    <style:style style:name="gr2" style:family="graphic" style:parent-style-name="standard">
      <style:graphic-properties draw:fill-color="#ffffcc" draw:textarea-horizontal-align="center" draw:textarea-vertical-align="middle" draw:shadow="hidden"/>
    </style:style>
    <style:style style:name="gr3" style:family="graphic" style:parent-style-name="standard">
      <style:graphic-properties draw:fill-color="#ffff99" draw:textarea-horizontal-align="center" draw:textarea-vertical-align="middle" draw:shadow="hidden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1cm">
          <text:p text:style-name="P1">mysql (client)</text:p>
        </draw:rect>
        <draw:rect draw:style-name="gr1" draw:text-style-name="P1" draw:layer="layout" svg:width="5.08cm" svg:height="1.905cm" svg:x="2.27cm" svg:y="4.81cm">
          <text:p text:style-name="P1">mysqlproxy</text:p>
        </draw:rect>
        <draw:rect draw:style-name="gr2" draw:text-style-name="P1" draw:layer="layout" svg:width="5.08cm" svg:height="2.54cm" svg:x="2.27cm" svg:y="9.255cm">
          <text:p text:style-name="P1">qserv front-end</text:p>
        </draw:rect>
        <draw:rect draw:style-name="gr2" draw:text-style-name="P1" draw:layer="layout" svg:width="5.08cm" svg:height="1.27cm" svg:x="2.27cm" svg:y="6.715cm">
          <text:p text:style-name="P1">qserv lua adapter</text:p>
        </draw:rect>
        <draw:rect draw:style-name="gr3" draw:text-style-name="P1" draw:layer="layout" svg:width="5.08cm" svg:height="2.54cm" svg:x="2.27cm" svg:y="13.065cm">
          <text:p text:style-name="P1">Scalla*</text:p>
          <text:p text:style-name="P1">xrootd/cmsd</text:p>
          <text:p text:style-name="P1">manager</text:p>
        </draw:rect>
        <draw:rect draw:style-name="gr3" draw:text-style-name="P1" draw:layer="layout" svg:width="5.08cm" svg:height="2.54cm" svg:x="18.78cm" svg:y="13.065cm">
          <text:p text:style-name="P1">Scalla*</text:p>
          <text:p text:style-name="P1">xrootd/cmsd</text:p>
          <text:p text:style-name="P1">server</text:p>
        </draw:rect>
        <draw:rect draw:style-name="gr2" draw:text-style-name="P1" draw:layer="layout" svg:width="5.08cm" svg:height="1.905cm" svg:x="18.78cm" svg:y="11.16cm">
          <text:p text:style-name="P1">qserv worker</text:p>
          <text:p text:style-name="P1">filesystem plugin</text:p>
        </draw:rect>
        <draw:line draw:style-name="gr4" draw:text-style-name="P1" draw:layer="layout" svg:x1="7.35cm" svg:y1="14.335cm" svg:x2="18.78cm" svg:y2="14.335cm">
          <text:p/>
        </draw:line>
        <draw:custom-shape draw:style-name="gr5" draw:text-style-name="P1" draw:layer="layout" svg:width="5.08cm" svg:height="3.81cm" svg:x="8.62cm" svg:y="6.08cm">
          <text:p text:style-name="P1">Result DB</text:p>
          <text:p text:style-name="P1">mysql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.08cm" svg:height="3.81cm" svg:x="18.78cm" svg:y="5.445cm">
          <text:p text:style-name="P1">Local chunk</text:p>
          <text:p text:style-name="P1"><text:s/>tables</text:p>
          <text:p text:style-name="P1">mysql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" draw:layer="layout" svg:width="13.97cm" svg:height="12.065cm" svg:x="1cm" svg:y="4.175cm">
          <text:p/>
        </draw:rect>
        <draw:rect draw:style-name="gr6" draw:text-style-name="P1" draw:layer="layout" svg:width="9.76cm" svg:height="12.065cm" svg:x="16.24cm" svg:y="4.175cm">
          <text:p/>
        </draw:rect>
        <draw:line draw:style-name="gr4" draw:text-style-name="P1" draw:layer="layout" svg:x1="4.81cm" svg:y1="11.795cm" svg:x2="4.81cm" svg:y2="13.065cm">
          <text:p/>
        </draw:line>
        <draw:line draw:style-name="gr4" draw:text-style-name="P1" draw:layer="layout" svg:x1="7.35cm" svg:y1="11.795cm" svg:x2="18.78cm" svg:y2="13.7cm">
          <text:p/>
        </draw:line>
        <draw:line draw:style-name="gr4" draw:text-style-name="P1" draw:layer="layout" svg:x1="21.32cm" svg:y1="11.16cm" svg:x2="21.32cm" svg:y2="9.255cm">
          <text:p/>
        </draw:line>
        <draw:line draw:style-name="gr4" draw:text-style-name="P1" draw:layer="layout" svg:x1="7.35cm" svg:y1="10.525cm" svg:x2="8.62cm" svg:y2="9.255cm">
          <text:p/>
        </draw:line>
        <draw:line draw:style-name="gr4" draw:text-style-name="P1" draw:layer="layout" svg:x1="4.81cm" svg:y1="7.985cm" svg:x2="4.81cm" svg:y2="9.255cm">
          <text:p/>
        </draw:line>
        <draw:line draw:style-name="gr4" draw:text-style-name="P1" draw:layer="layout" svg:x1="7.35cm" svg:y1="5.445cm" svg:x2="8.62cm" svg:y2="6.715cm">
          <text:p/>
        </draw:line>
        <draw:line draw:style-name="gr4" draw:text-style-name="P1" draw:layer="layout" svg:x1="4.81cm" svg:y1="2.27cm" svg:x2="4.81cm" svg:y2="4.81cm">
          <text:p/>
        </draw:line>
        <draw:frame draw:style-name="gr7" draw:layer="layout" svg:width="2.437cm" svg:height="0.962cm" svg:x="6.818cm" svg:y="3.213cm">
          <draw:text-box>
            <text:p>Master</text:p>
          </draw:text-box>
        </draw:frame>
        <draw:frame draw:style-name="gr7" draw:layer="layout" svg:width="2.534cm" svg:height="0.962cm" svg:x="20.153cm" svg:y="3.213cm">
          <draw:text-box>
            <text:p>Worker</text:p>
          </draw:text-box>
        </draw:frame>
        <draw:frame draw:style-name="gr7" draw:text-style-name="P2" draw:layer="layout" svg:width="20.005cm" svg:height="0.878cm" svg:x="2.27cm" svg:y="17.038cm">
          <draw:text-box>
            <text:p text:style-name="P2"><text:span text:style-name="T1">* Includes a custom set of patches which have not yet part of the official Scall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Wang</meta:initial-creator>
    <meta:creation-date>2010-06-17T11:06:03</meta:creation-date>
    <dc:date>2010-06-17T14:27:02</dc:date>
    <dc:creator>Daniel Wang</dc:creator>
    <meta:editing-duration>PT00H08M59S</meta:editing-duration>
    <meta:editing-cycles>2</meta:editing-cycles>
    <meta:generator>OpenOffice.org/3.1$Linux OpenOffice.org_project/310m19$Build-9420</meta:generator>
    <meta:document-statistic meta:object-count="22"/>
  </office:meta>
</office:document-meta>
</file>